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de-CH-2.0.1.oxt&#13;&#13;20.12.2019 17:52:0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de-CH-A-2.0.1.oxt&#13;&#13;20.12.2019 17:52:1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de-CH-L-2.0.1.oxt&#13;&#13;20.12.2019 17:52:2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_de-C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179239001868264025"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170086419335641518" text:style-name="L2">
        <text:list-item>
          <text:p text:style-name="P48">Version 2.1.2 :</text:p>
        </text:list-item>
      </text:list>
      <text:list xml:id="list507904532074731924" text:style-name="L3">
        <text:list-item>
          <text:list>
            <text:list-item>
              <text:p text:style-name="P49">Localized help : resolved non-functional hyperlink due to API incompatibility introduced by Apache OpenOffice 4.1 (and LibreOffice 4.0).</text:p>
            </text:list-item>
          </text:list>
        </text:list-item>
      </text:list>
      <text:list xml:id="list37734360" text:continue-list="list8170086419335641518" text:style-name="L2">
        <text:list-item>
          <text:p text:style-name="P48">Version 2.1.1 :</text:p>
        </text:list-item>
      </text:list>
      <text:list xml:id="list8771040165199211815"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7719445" text:continue-list="list37734360" text:style-name="L2">
        <text:list-item>
          <text:p text:style-name="P48">Version 2.1.0 :</text:p>
        </text:list-item>
      </text:list>
      <text:list xml:id="list8388282777184103326"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7739806" text:continue-list="list37719445" text:style-name="L2">
        <text:list-item>
          <text:p text:style-name="P48">Version 2.0.0 :</text:p>
        </text:list-item>
      </text:list>
      <text:list xml:id="list8113117396681327744"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7723123" text:continue-list="list37739806" text:style-name="L2">
        <text:list-item>
          <text:p text:style-name="P48">Version 1.5.3 :</text:p>
        </text:list-item>
      </text:list>
      <text:list xml:id="list4517076219373519944"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346277496056398337"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de-C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284861829917439787"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857552891664593999"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050912710542073576"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436718424087246105"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508688486049005662"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882122027354142168"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976841569531263571"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030532592178585459"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552976782094766154" text:style-name="L17">
        <text:list-item>
          <text:p text:style-name="P63">Arg1 : <text:span text:style-name="InstructionMacro">String</text:span> : mandatory, type of control used for the button</text:p>
        </text:list-item>
      </text:list>
      <text:list xml:id="list5591694876683565199"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893075782762872488"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329579158879927046"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24414516013498008"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228485700254789366"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660531437315121447"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501769856058786950"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25506038461842385"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057780290546438100"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856277668235309961"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190864529365711730"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9135171740272031902"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3015796143690689006"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891416492644759152"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540877848627143456"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07321098976917474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8787082921390862818"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OOTyW_de-C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language pack (de-CH)</text:p>
      <text:p text:style-name="tooltipText"/>
      <text:p text:style-name="tooltipLang"><text:bookmark-start text:name="__RefHeading__44467_325084090"/>Tooltip de<text:bookmark-end text:name="__RefHeading__44467_325084090"/></text:p>
      <text:p text:style-name="descrText">OOTyW Sprachpaket (de-CH)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language pack with graphical user interface (de-CH).</text:p>
      <text:p text:style-name="descrText"><text:soft-page-break/>Requires the OOTyW extension.</text:p>
      <text:p text:style-name="descrText">Smart quotes, typographical apostrophes, ellipses and so on.</text:p>
      <text:p text:style-name="descrLang"><text:bookmark-start text:name="__RefHeading__78156_325084090"/>Description de<text:bookmark-end text:name="__RefHeading__78156_325084090"/></text:p>
      <text:p text:style-name="descrText">OOTyW Sprachpaket mit grafischer Benutzerschnittstelle (de-CH) .</text:p>
      <text:p text:style-name="descrText">Benötigt die OOTyW-Extensio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642383401827362160"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46106062547374363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21740828752727722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15570442307335861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74265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8150520897574042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915070550130501443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11487016456948511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2</dc:date>
     <text:p>internal</text:p>
     <text:p>Page2</text:p>
     <text:p/>
    </office:annotation>Paragraph styles</text:p>
      <text:p text:style-name="P28"><office:annotation>
     <dc:creator>BM</dc:creator>
     <dc:date>2008-03-13T00:00:00.52</dc:date>
     <text:p>internal</text:p>
     <text:p>Page7</text:p>
     <text:p/>
    </office:annotation>Hyperlinks</text:p>
      <text:p text:style-name="hlp_5f_paragraph"><text:span text:style-name="T14"><office:annotation>
      <dc:creator>BM</dc:creator>
      <dc:date>2008-03-13T00:00:00.52</dc:date>
      <text:p>internal</text:p>
      <text:p>Page3</text:p>
      <text:p/>
     </office:annotation></text:span><text:span text:style-name="T14">Text formatting</text:span></text:p>
      <text:p text:style-name="P28"><office:annotation>
     <dc:creator>BM</dc:creator>
     <dc:date>2008-03-26T00:00:00.5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3</dc:date>
     <text:p>external</text:p>
     <text:p>text/swriter/main0210.xhp</text:p>
     <text:p/>
    </office:annotation><text:span text:style-name="T14">Preview topic</text:span> </text:p>
      <text:p text:style-name="hlp_5f_paragraph">This hyperlink displays <text:s/><office:annotation>
     <dc:creator>BM</dc:creator>
     <dc:date>2008-03-15T00:00:00.5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746459" text:continue-list="list246106062547374363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718303" text:continue-list="list3774265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54</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54</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7719578" text:continue-list="list3774645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de-C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de-C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1" meta:word-count="13237" meta:character-count="82044"/>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de-CH", "2.0.1") ' fill with your values
  setExtensionDescription("en, de")
  setDisplayName("en", "OOTyW language pack (de-CH)")
  setDisplayName("de", "OOTyW Sprachpaket (de-CH)")
  setTooltip("en, de", "en") ' deprecated ! starting from 3.1,use instead setExtensionDescription
endDescription  


beginAnnexes 
  useLibrary("Basic", "OOTyW_de-CH/")
endAnnexes


beginAddonUI
  

  beginOfficeToolbar

    beginTbTitles("Writer")
      setTitle("OOTyW de-CH")
    endTbTitles

		beginButton()
            beginTitles("Writer")
              setTitle("Convert ellipses and apostrophes", "en")
              setTitle("Konvertiere Ellipsen und Apostrophe", "de")
            endTitles
            setURL("Basic", "OOTyW", "Common", "Main")
			setImage("icons/Work")
		endButton

		beginButton()
            beginTitles("Writer")
              setTitle("en-dash to two hyphens (– → --)", "en")
              setTitle("Gedankenstrich zu zwei Trennstrichen (– → --)", "de")
            endTitles
            setURL("Basic", "OOTyW", "Revert", "Dash")
			setImage("icons/DoubleHyphen")
		endButton    

		beginButton()
            beginTitles("Writer")
              setTitle("two hyphens to en-dash (-- → –)", "en")
              setTitle("zwei Trennstriche zu Gedankenstrich (-- → –)", "de")
            endTitles
            setURL("Basic", "OOTyW", "Common", "En_dash")
			setImage("icons/EnDash")
		endButton    

        addSeparator

		beginButton()
            beginTitles("Writer")
              setTitle("Format for yWriter proof reading", "en")
              setTitle("Für yWriter-Korrekturlesen formatieren", "de")
            endTitles
            setURL("Basic", "OOTyW", "RTFedit", "Format")
			setImage("icons/Template")
		endButton
		beginButton()
            beginTitles("Writer")
              setTitle("Show direct speech (works with swiss style quotation marks)", "en")
              setTitle("Zeige wörtliche Rede", "de")
            endTitles
            setURL("Basic", "OOTyW_de-CH", "QM_de_CH", "ShowDirectSpeech")
			setImage("icons/DirectSpeech")
		endButton

        addSeparator

		beginButton()
            beginTitles("Writer")
              setTitle("Back to standard view", "en")
              setTitle("Zurück zur Normalansicht", "de")
            endTitles
            setURL("Basic", "OOTyW_de-CH", "QM_de_CH", "StandardView")
			setImage("icons/StandardView")
		endButton    

  endOfficeToolbar
  


  beginAddonMenu
	
    beginMenu
      beginTitles
	    setTitle("OOTyW de-CH")
      endTitles

      beginMenuItems

		beginCommand
            beginTitles("Writer")
              setTitle("Format all to Swiss typographical style", "en")
              setTitle("Formatiere alles nach schweizerischen Regeln", "de")
            endTitles
            setURL("Basic", "OOTyW_de-CH", "QM_de_CH", "Main")
		endCommand
		
		beginCommand
            beginTitles("Writer")
              setTitle("Back to typewriter style", "en")
              setTitle("Zurück zum Schreibmaschinenstil", "de")
            endTitles
            setURL("Basic", "OOTyW_de-CH", "QM_de_CH", "TypewriterView")
		endCommand

        addSeparator

		beginCommand
            beginTitles("Writer")
              setTitle("Convert quotes into exchange format", "en")
              setTitle("Anführungszeichen in Austauschformat umwandeln", "de")
            endTitles
            setURL("Basic", "OOTyW_de-CH", "QM_de_CH", "SubstituteQuotes")
		endCommand

        addSeparator
        
		beginCommand
            beginTitles("Writer")
              setTitle("Gedankenstriche und Ellipsen gegen Trennung schützen", "de")
              setTitle("Protect dashes and ellipses against hyphenation", "en")
            endTitles
            setURL("Basic", "OOTyW_de-CH", "QM_de_CH", "ProtectQM")
		endCommand

		beginCommand
            beginTitles("Writer")
              setTitle("Trennschutz für Gedankenstriche und Ellipsen aufheben", "de")
              setTitle("Unprotect dashes and ellipses against hyphenation", "en")
            endTitles
            setURL("Basic", "OOTyW_de-CH", "QM_de_CH", "UnprotectQM")
		endCommand

        addSeparator

		beginCommand
		    beginTitles("Writer")
              setTitle("Number sign to apostrophe (# → ’)", "en")
              setTitle("Raute zu Apostroph (# → ’)", "de")
            endTitles
            setURL("Basic", "OOTyW", "Common", "Apostrophe")
			setImage("icons/Apostrophe")
		endCommand

		beginCommand
            beginTitles("Writer")
              setTitle("Three periods to ellipsis (... → …)", "en")
             setTitle("Drei Punkte zu Ellipse (... → …)", "de")
             endTitles
            setURL("Basic", "OOTyW", "Common", "Ellipsis")
			setImage("icons/Ellipsis")
		endCommand
		
		beginCommand
            beginTitles("Writer")
              setTitle("Two hyphens to en-dash (-- → –)", "en")
              setTitle("Zwei Trennstriche zu Gedankenstrich (-- → –)", "de")
            endTitles
            setURL("Basic", "OOTyW", "Common", "En_dash")
		endCommand
		
		beginCommand
            beginTitles("Writer")
              setTitle("En-dash to two hyphens (– → --)", "en")
              setTitle("Gedankenstrich zu zwei Trennstrichen (– → --)", "de")
            endTitles
            setURL("Basic", "OOTyW", "Revert", "Dash")
		endCommand
		
        addSeparator

		beginCommand
            beginTitles("Writer")
              setTitle("German style quotation marks to guillemets („, ‘“ → «‹ ›»)", "en")
              setTitle("Gänsefüsschen zu Guillemets („, ‘“ → «‹ ›»)", "de")
            endTitles
            setURL("Basic", "OOTyW_de-CH", "QM_de_CH", "NormalQuotes")
		endCommand
		
		beginCommand
            beginTitles("Writer")
              setTitle("Guillemets to German style quotation marks («‹ ›» → „, ‘“)", "en")
              setTitle("Guillemets zu Gänsefüsschen («‹ ›» → „, ‘“)", "de")
            endTitles
            setURL("Basic", "OOTyW_de-CH", "QM_de_CH", "AlternativeQuotes")
		endCommand

        addSeparator
        
        beginCommand
            beginTitles("Writer")
              setTitle("Format for yWriter proof reading", "en")
              setTitle("Für yWriter-Korrekturlesen formatieren", "de")
            endTitles
            setURL("Basic", "OOTyW", "RTFedit", "Format")
		endCommand

        addSeparator

		beginCommand
            beginTitles("Writer")
              setTitle("Show direct speech (works with german style quotation marks)", "en")
              setTitle("Zeige wörtliche Rede", "de")
            endTitles
            setURL("Basic", "OOTyW_de-CH", "QM_de_CH", "ShowDirectSpeech")
		endCommand

		beginCommand
            beginTitles("Writer")
              setTitle("Back to standard view", "en")
              setTitle("Zurück zur Normalansicht", "de")
            endTitles
            setURL("Basic", "OOTyW_de-CH", "QM_de_CH",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